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ext-properties fo:font-size="12pt" style:font-size-asian="12pt" style:font-size-complex="12pt"/>
    </style:style>
    <style:style style:name="ce10" style:family="table-cell" style:parent-style-name="Default" style:data-style-name="N84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8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8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8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8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" table:number-columns-repeated="1021" table:default-cell-style-name="ce17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4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4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4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4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4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 table:number-rows-repeated="3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4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4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4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4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4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4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4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4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4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4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4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4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4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4"/>
          <table:table-cell table:number-columns-repeated="1022"/>
        </table:table-row>
        <table:table-row table:style-name="ro1" table:number-rows-repeated="16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4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4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4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11])" office:value-type="float" office:value="704.73" calcext:value-type="float">
            <text:p>704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4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5:.C125])" office:value-type="float" office:value="-16.5" calcext:value-type="float">
            <text:p>-16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27])" office:value-type="float" office:value="688.23" calcext:value-type="float">
            <text:p>688.23</text:p>
          </table:table-cell>
          <table:table-cell table:number-columns-repeated="102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00-00-00</text:date>, <text:time style:data-style-name="N2" text:time-value="12:21:45.867446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1T12:53:13.494357685</dc:date>
    <meta:editing-duration>P3DT17H12M37S</meta:editing-duration>
    <meta:editing-cycles>463</meta:editing-cycles>
    <meta:generator>LibreOffice/6.4.7.2$Linux_X86_64 LibreOffice_project/40$Build-2</meta:generator>
    <meta:document-statistic meta:table-count="8" meta:cell-count="1701" meta:object-count="0"/>
  </office:meta>
</office:document-meta>
</file>